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Strong" style:family="text">
      <style:text-properties style:font-name="Arial" style:font-name-complex="Arial" fo:font-weight="normal" style:font-weight-asian="normal" style:font-weight-complex="normal" fo:font-style="italic" style:font-style-asian="italic" style:font-style-complex="italic" fo:color="#0E2841"/>
    </style:style>
    <style:style style:name="T4" style:parent-style-name="Strong" style:family="text">
      <style:text-properties style:font-name="Arial" style:font-name-complex="Arial" fo:font-weight="normal" style:font-weight-asian="normal" style:font-weight-complex="normal" fo:font-style="italic" style:font-style-asian="italic" style:font-style-complex="italic" fo:color="#0E2841"/>
    </style:style>
    <style:style style:name="P5" style:parent-style-name="Normal" style:family="paragraph">
      <style:text-properties fo:font-style="italic" style:font-style-asian="italic" style:font-style-complex="italic" fo:color="#0E2841"/>
    </style:style>
    <style:style style:name="P6" style:parent-style-name="Normal" style:list-style-name="LFO1" style:family="paragraph"/>
    <style:style style:name="T7" style:parent-style-name="Strong" style:family="text">
      <style:text-properties style:font-name="Arial" style:font-name-complex="Arial" fo:font-weight="normal" style:font-weight-asian="normal" style:font-weight-complex="normal" fo:font-style="italic" style:font-style-asian="italic" style:font-style-complex="italic" fo:color="#0E2841"/>
    </style:style>
    <style:style style:name="T8" style:parent-style-name="Strong" style:family="text">
      <style:text-properties style:font-name="Arial" style:font-name-complex="Arial" fo:font-weight="normal" style:font-weight-asian="normal" style:font-weight-complex="normal" fo:font-style="italic" style:font-style-asian="italic" style:font-style-complex="italic" fo:color="#0E2841"/>
    </style:style>
    <style:style style:name="T9" style:parent-style-name="DefaultParagraphFont" style:family="text">
      <style:text-properties style:font-name="Arial" style:font-name-complex="Arial" fo:font-style="italic" style:font-style-asian="italic" style:font-style-complex="italic" fo:color="#0E2841"/>
    </style:style>
    <style:style style:name="T10" style:parent-style-name="DefaultParagraphFont" style:family="text">
      <style:text-properties style:font-name="Arial" style:font-name-complex="Arial" fo:font-style="italic" style:font-style-asian="italic" style:font-style-complex="italic" fo:color="#0E2841"/>
    </style:style>
    <style:style style:name="P11" style:parent-style-name="Normal" style:family="paragraph">
      <style:text-properties style:font-name="Arial" style:font-name-complex="Arial" fo:font-style="italic" style:font-style-asian="italic" style:font-style-complex="italic" fo:color="#0E2841"/>
    </style:style>
    <style:style style:name="P12" style:parent-style-name="Normal" style:family="paragraph">
      <style:text-properties style:font-name="Arial" style:font-name-complex="Arial" fo:font-style="italic" style:font-style-asian="italic" style:font-style-complex="italic" fo:color="#0E2841"/>
    </style:style>
    <style:style style:name="P13" style:parent-style-name="Normal" style:family="paragraph">
      <style:text-properties style:font-name="Arial" style:font-name-complex="Arial" fo:font-style="italic" style:font-style-asian="italic" style:font-style-complex="italic" fo:color="#0E2841"/>
    </style:style>
    <style:style style:name="P14" style:parent-style-name="Normal" style:family="paragraph">
      <style:text-properties style:font-name="Arial" style:font-name-complex="Arial" fo:font-style="italic" style:font-style-asian="italic" style:font-style-complex="italic" fo:color="#0E2841"/>
    </style:style>
    <style:style style:name="P15" style:parent-style-name="Normal" style:family="paragraph">
      <style:text-properties style:font-name="Arial" style:font-name-complex="Arial" fo:font-style="italic" style:font-style-asian="italic" style:font-style-complex="italic" fo:color="#0E2841"/>
    </style:style>
    <style:style style:name="P16" style:parent-style-name="Normal" style:family="paragraph">
      <style:text-properties style:font-name="Arial" style:font-name-complex="Arial" fo:font-style="italic" style:font-style-asian="italic" style:font-style-complex="italic" fo:color="#0E2841"/>
    </style:style>
    <style:style style:name="P17" style:parent-style-name="Normal" style:family="paragraph">
      <style:text-properties style:font-name="Arial" style:font-name-complex="Arial" fo:font-style="italic" style:font-style-asian="italic" style:font-style-complex="italic" fo:color="#0E2841"/>
    </style:style>
    <style:style style:name="T18" style:parent-style-name="DefaultParagraphFont" style:family="text">
      <style:text-properties style:font-name="Arial" style:font-name-complex="Arial" fo:font-style="italic" style:font-style-asian="italic" style:font-style-complex="italic" fo:color="#0E2841"/>
    </style:style>
    <style:style style:name="P19" style:parent-style-name="Normal" style:list-style-name="LFO1" style:family="paragraph"/>
    <style:style style:name="P20" style:parent-style-name="Normal" style:family="paragraph">
      <style:text-properties style:font-name="Arial" style:font-name-complex="Arial" fo:font-style="italic" style:font-style-asian="italic" style:font-style-complex="italic" fo:color="#0E2841"/>
    </style:style>
    <style:style style:name="P21" style:parent-style-name="Normal" style:list-style-name="LFO1" style:family="paragraph"/>
    <style:style style:name="P22" style:parent-style-name="Normal" style:family="paragraph">
      <style:text-properties style:font-name="Arial" style:font-name-complex="Arial" fo:font-style="italic" style:font-style-asian="italic" style:font-style-complex="italic" fo:color="#0E2841"/>
    </style:style>
    <style:style style:name="P23" style:parent-style-name="Normal" style:family="paragraph">
      <style:text-properties style:font-name="Arial" style:font-name-complex="Arial" fo:font-style="italic" style:font-style-asian="italic" style:font-style-complex="italic" fo:color="#0E2841"/>
    </style:style>
    <style:style style:name="P24" style:parent-style-name="Normal" style:list-style-name="LFO1" style:family="paragraph"/>
    <style:style style:name="P25" style:parent-style-name="NormalWeb" style:family="paragraph">
      <style:paragraph-properties fo:margin-bottom="0in"/>
      <style:text-properties style:font-name="Arial" style:font-name-asian="Aptos" style:font-name-complex="Arial" fo:font-style="italic" style:font-style-asian="italic" style:font-style-complex="italic" fo:color="#0E2841" style:letter-kerning="true" style:language-asian="en" style:country-asian="US"/>
    </style:style>
    <style:style style:name="P26" style:parent-style-name="NormalWeb" style:family="paragraph">
      <style:paragraph-properties fo:margin-bottom="0in"/>
      <style:text-properties style:font-name="Arial" style:font-name-asian="Aptos" style:font-name-complex="Arial" fo:font-style="italic" style:font-style-asian="italic" style:font-style-complex="italic" fo:color="#0E2841" style:letter-kerning="true" style:language-asian="en" style:country-asian="US"/>
    </style:style>
    <style:style style:name="P27" style:parent-style-name="NormalWeb" style:family="paragraph">
      <style:paragraph-properties fo:margin-bottom="0in"/>
      <style:text-properties style:font-name="Arial" style:font-name-asian="Aptos" style:font-name-complex="Arial" fo:font-style="italic" style:font-style-asian="italic" style:font-style-complex="italic" fo:color="#0E2841" style:letter-kerning="true" style:language-asian="en" style:country-asian="US"/>
    </style:style>
    <style:style style:name="P28" style:parent-style-name="NormalWeb" style:family="paragraph">
      <style:text-properties style:font-name="Arial" style:font-name-asian="Aptos" style:font-name-complex="Arial" fo:font-style="italic" style:font-style-asian="italic" style:font-style-complex="italic" fo:color="#0E2841" style:letter-kerning="true" style:language-asian="en" style:country-asian="US"/>
    </style:style>
    <style:style style:name="P29" style:parent-style-name="NormalWeb" style:family="paragraph">
      <style:text-properties style:font-name="Arial" style:font-name-asian="Aptos" style:font-name-complex="Arial" fo:font-style="italic" style:font-style-asian="italic" style:font-style-complex="italic" fo:color="#0E2841" style:letter-kerning="true" style:language-asian="en" style:country-asian="US"/>
    </style:style>
    <style:style style:name="P30" style:parent-style-name="NormalWeb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color="#0E2841"/>
    </style:style>
    <style:style style:name="P31" style:parent-style-name="NormalWeb" style:list-style-name="LFO32" style:family="paragraph"/>
    <style:style style:name="T3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E2841"/>
    </style:style>
    <style:style style:name="P33" style:parent-style-name="NormalWeb" style:list-style-name="LFO32" style:family="paragraph"/>
    <style:style style:name="T34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E2841"/>
    </style:style>
    <style:style style:name="P35" style:parent-style-name="NormalWeb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color="#0E2841"/>
    </style:style>
    <style:style style:name="P36" style:parent-style-name="NormalWeb" style:list-style-name="LFO33" style:family="paragraph"/>
    <style:style style:name="T3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E2841"/>
    </style:style>
    <style:style style:name="P38" style:parent-style-name="NormalWeb" style:list-style-name="LFO33" style:family="paragraph"/>
    <style:style style:name="T3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E2841"/>
    </style:style>
    <style:style style:name="P40" style:parent-style-name="NormalWeb" style:family="paragraph">
      <style:text-properties style:font-name="Arial" style:font-name-complex="Arial" fo:font-style="italic" style:font-style-asian="italic" style:font-style-complex="italic" fo:color="#0E2841"/>
    </style:style>
    <style:style style:name="P41" style:parent-style-name="Normal" style:list-style-name="LFO1" style:family="paragraph"/>
    <style:style style:name="P42" style:parent-style-name="Normal" style:family="paragraph">
      <style:text-properties style:font-name="Arial" style:font-name-asian="Times New Roman" style:font-name-complex="Arial" fo:font-style="italic" style:font-style-asian="italic" style:font-style-complex="italic" fo:color="#0E2841" style:letter-kerning="false" style:language-asian="en" style:country-asian="GB"/>
    </style:style>
    <style:style style:name="P43" style:parent-style-name="Normal" style:list-style-name="LFO34" style:family="paragraph"/>
    <style:style style:name="T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E2841" style:letter-kerning="false" style:language-asian="en" style:country-asian="GB"/>
    </style:style>
    <style:style style:name="P45" style:parent-style-name="Normal" style:list-style-name="LFO34" style:family="paragraph"/>
    <style:style style:name="T4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E2841" style:letter-kerning="false" style:language-asian="en" style:country-asian="GB"/>
    </style:style>
    <style:style style:name="T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E2841" style:letter-kerning="false" style:language-asian="en" style:country-asian="GB"/>
    </style:style>
    <style:style style:name="P48" style:parent-style-name="Normal" style:list-style-name="LFO34" style:family="paragraph"/>
    <style:style style:name="T4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E2841" style:letter-kerning="false" style:language-asian="en" style:country-asian="GB"/>
    </style:style>
    <style:style style:name="P50" style:parent-style-name="Normal" style:list-style-name="LFO34" style:family="paragraph"/>
    <style:style style:name="T5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E2841" style:letter-kerning="false" style:language-asian="en" style:country-asian="GB"/>
    </style:style>
    <style:style style:name="T5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E2841" style:letter-kerning="false" style:language-asian="en" style:country-asian="GB"/>
    </style:style>
    <style:style style:name="P53" style:parent-style-name="Normal" style:list-style-name="LFO34" style:family="paragraph"/>
    <style:style style:name="T5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E2841" style:letter-kerning="false" style:language-asian="en" style:country-asian="GB"/>
    </style:style>
    <style:style style:name="P55" style:parent-style-name="Normal" style:list-style-name="LFO34" style:family="paragraph"/>
    <style:style style:name="T5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E2841" style:letter-kerning="false" style:language-asian="en" style:country-asian="GB"/>
    </style:style>
    <style:style style:name="P57" style:parent-style-name="Normal" style:family="paragraph">
      <style:text-properties style:font-name="Arial" style:font-name-asian="Times New Roman" style:font-name-complex="Arial" fo:font-style="italic" style:font-style-asian="italic" style:font-style-complex="italic" fo:color="#0E2841" style:letter-kerning="false" style:language-asian="en" style:country-asian="GB"/>
    </style:style>
    <style:style style:name="P58" style:parent-style-name="Normal" style:list-style-name="LFO35" style:family="paragraph"/>
    <style:style style:name="T5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E2841" style:letter-kerning="false" style:language-asian="en" style:country-asian="GB"/>
    </style:style>
    <style:style style:name="P60" style:parent-style-name="Normal" style:list-style-name="LFO35" style:family="paragraph"/>
    <style:style style:name="T6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E2841" style:letter-kerning="false" style:language-asian="en" style:country-asian="GB"/>
    </style:style>
    <style:style style:name="P62" style:parent-style-name="Normal" style:list-style-name="LFO1" style:family="paragraph"/>
    <style:style style:name="P63" style:parent-style-name="NormalWeb" style:family="paragraph">
      <style:paragraph-properties fo:margin-bottom="0in"/>
      <style:text-properties style:font-name="Arial" style:font-name-complex="Arial" fo:font-style="italic" style:font-style-asian="italic" style:font-style-complex="italic" fo:color="#0E2841"/>
    </style:style>
    <style:style style:name="P64" style:parent-style-name="NormalWeb" style:family="paragraph">
      <style:text-properties style:font-name="Arial" style:font-name-complex="Arial" fo:font-style="italic" style:font-style-asian="italic" style:font-style-complex="italic" fo:color="#0E2841"/>
    </style:style>
    <style:style style:name="P65" style:parent-style-name="Normal" style:list-style-name="LFO1" style:family="paragraph"/>
    <style:style style:name="P66" style:parent-style-name="Normal" style:list-style-name="LFO1" style:family="paragraph"/>
    <style:style style:name="P67" style:parent-style-name="NormalWeb" style:family="paragraph">
      <style:paragraph-properties fo:margin-bottom="0in"/>
      <style:text-properties style:font-name="Arial" style:font-name-complex="Arial" fo:font-style="italic" style:font-style-asian="italic" style:font-style-complex="italic" fo:color="#0E2841"/>
    </style:style>
    <style:style style:name="P68" style:parent-style-name="NormalWeb" style:family="paragraph">
      <style:paragraph-properties fo:margin-bottom="0in"/>
      <style:text-properties style:font-name="Arial" style:font-name-complex="Arial" fo:font-style="italic" style:font-style-asian="italic" style:font-style-complex="italic" fo:color="#0E2841"/>
    </style:style>
    <style:style style:name="P69" style:parent-style-name="NormalWeb" style:family="paragraph">
      <style:paragraph-properties fo:margin-bottom="0in"/>
      <style:text-properties style:font-name="Arial" style:font-name-complex="Arial" fo:font-style="italic" style:font-style-asian="italic" style:font-style-complex="italic" fo:color="#0E2841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2" style:family="paragraph"/>
    <style:style style:name="P72" style:parent-style-name="Normal" style:list-style-name="LFO2" style:family="paragraph"/>
    <style:style style:name="P73" style:parent-style-name="Normal" style:list-style-name="LFO2" style:family="paragraph"/>
    <style:style style:name="P74" style:parent-style-name="Normal" style:list-style-name="LFO2" style:family="paragraph"/>
    <style:style style:name="P75" style:parent-style-name="Normal" style:list-style-name="LFO2" style:family="paragraph"/>
    <style:style style:name="P76" style:parent-style-name="Normal" style:list-style-name="LFO2" style:family="paragraph"/>
    <style:style style:name="P77" style:parent-style-name="Normal" style:list-style-name="LFO2" style:family="paragraph"/>
    <style:style style:name="P78" style:parent-style-name="Normal" style:list-style-name="LFO2" style:family="paragraph"/>
    <style:style style:name="P79" style:parent-style-name="Normal" style:list-style-name="LFO2" style:family="paragraph"/>
    <style:style style:name="P80" style:parent-style-name="Normal" style:list-style-name="LFO2" style:family="paragraph"/>
    <style:style style:name="P81" style:parent-style-name="Normal" style:list-style-name="LFO3" style:family="paragraph"/>
    <style:style style:name="P82" style:parent-style-name="Normal" style:list-style-name="LFO3" style:family="paragraph"/>
    <style:style style:name="P83" style:parent-style-name="Normal" style:list-style-name="LFO3" style:family="paragraph"/>
    <style:style style:name="P84" style:parent-style-name="Normal" style:list-style-name="LFO3" style:family="paragraph"/>
    <style:style style:name="P85" style:parent-style-name="Normal" style:list-style-name="LFO3" style:family="paragraph"/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list-style-name="LFO4" style:family="paragraph"/>
    <style:style style:name="P88" style:parent-style-name="Normal" style:list-style-name="LFO4" style:family="paragraph"/>
    <style:style style:name="P89" style:parent-style-name="Normal" style:list-style-name="LFO4" style:family="paragraph"/>
    <style:style style:name="P90" style:parent-style-name="Normal" style:list-style-name="LFO4" style:family="paragraph"/>
    <style:style style:name="P91" style:parent-style-name="Normal" style:list-style-name="LFO5" style:family="paragraph"/>
    <style:style style:name="P92" style:parent-style-name="Normal" style:list-style-name="LFO5" style:family="paragraph"/>
    <style:style style:name="P93" style:parent-style-name="Normal" style:list-style-name="LFO5" style:family="paragraph"/>
    <style:style style:name="P94" style:parent-style-name="Normal" style:list-style-name="LFO5" style:family="paragraph"/>
    <style:style style:name="P95" style:parent-style-name="Normal" style:list-style-name="LFO5" style:family="paragraph"/>
    <style:style style:name="P96" style:parent-style-name="Normal" style:list-style-name="LFO5" style:family="paragraph"/>
    <style:style style:name="P97" style:parent-style-name="Normal" style:list-style-name="LFO5" style:family="paragraph"/>
    <style:style style:name="P98" style:parent-style-name="Normal" style:list-style-name="LFO5" style:family="paragraph"/>
    <style:style style:name="P99" style:parent-style-name="Normal" style:list-style-name="LFO5" style:family="paragraph"/>
    <style:style style:name="P100" style:parent-style-name="Normal" style:list-style-name="LFO5" style:family="paragraph"/>
    <style:style style:name="P101" style:parent-style-name="Normal" style:list-style-name="LFO5" style:family="paragraph"/>
    <style:style style:name="P102" style:parent-style-name="Normal" style:list-style-name="LFO5" style:family="paragraph"/>
    <style:style style:name="P103" style:parent-style-name="Normal" style:list-style-name="LFO5" style:family="paragraph"/>
    <style:style style:name="P104" style:parent-style-name="Normal" style:list-style-name="LFO5" style:family="paragraph"/>
    <style:style style:name="P105" style:parent-style-name="Normal" style:list-style-name="LFO5" style:family="paragraph"/>
    <style:style style:name="P106" style:parent-style-name="Normal" style:list-style-name="LFO5" style:family="paragraph"/>
    <style:style style:name="P107" style:parent-style-name="Normal" style:list-style-name="LFO5" style:family="paragraph"/>
    <style:style style:name="P108" style:parent-style-name="Normal" style:list-style-name="LFO5" style:family="paragraph"/>
    <style:style style:name="P109" style:parent-style-name="Normal" style:list-style-name="LFO6" style:family="paragraph"/>
    <style:style style:name="P110" style:parent-style-name="Normal" style:list-style-name="LFO6" style:family="paragraph"/>
    <style:style style:name="P111" style:parent-style-name="Normal" style:list-style-name="LFO6" style:family="paragraph"/>
    <style:style style:name="P112" style:parent-style-name="Normal" style:family="paragraph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list-style-name="LFO7" style:family="paragraph"/>
    <style:style style:name="P115" style:parent-style-name="Normal" style:list-style-name="LFO7" style:family="paragraph"/>
    <style:style style:name="P116" style:parent-style-name="Normal" style:list-style-name="LFO7" style:family="paragraph"/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list-style-name="LFO8" style:family="paragraph"/>
    <style:style style:name="P119" style:parent-style-name="Normal" style:list-style-name="LFO8" style:family="paragraph"/>
    <style:style style:name="P120" style:parent-style-name="Normal" style:list-style-name="LFO8" style:family="paragraph"/>
    <style:style style:name="P121" style:parent-style-name="Normal" style:family="paragraph">
      <style:text-properties fo:font-weight="bold" style:font-weight-asian="bold" style:font-weight-complex="bold"/>
    </style:style>
    <style:style style:name="P122" style:parent-style-name="Normal" style:list-style-name="LFO9" style:family="paragraph"/>
    <style:style style:name="P123" style:parent-style-name="Normal" style:list-style-name="LFO9" style:family="paragraph"/>
    <style:style style:name="P124" style:parent-style-name="Normal" style:list-style-name="LFO9" style:family="paragraph"/>
    <style:style style:name="P125" style:parent-style-name="Normal" style:list-style-name="LFO9" style:family="paragraph"/>
    <style:style style:name="P126" style:parent-style-name="Normal" style:list-style-name="LFO10" style:family="paragraph"/>
    <style:style style:name="P127" style:parent-style-name="Normal" style:list-style-name="LFO10" style:family="paragraph"/>
    <style:style style:name="P128" style:parent-style-name="Normal" style:list-style-name="LFO10" style:family="paragraph"/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list-style-name="LFO11" style:family="paragraph"/>
    <style:style style:name="P131" style:parent-style-name="Normal" style:list-style-name="LFO11" style:family="paragraph"/>
    <style:style style:name="P132" style:parent-style-name="Normal" style:list-style-name="LFO11" style:family="paragraph"/>
    <style:style style:name="P133" style:parent-style-name="Normal" style:list-style-name="LFO11" style:family="paragraph"/>
    <style:style style:name="P134" style:parent-style-name="Normal" style:list-style-name="LFO11" style:family="paragraph"/>
    <style:style style:name="P135" style:parent-style-name="Normal" style:list-style-name="LFO11" style:family="paragraph"/>
    <style:style style:name="P136" style:parent-style-name="Normal" style:list-style-name="LFO11" style:family="paragraph"/>
    <style:style style:name="P137" style:parent-style-name="Normal" style:list-style-name="LFO11" style:family="paragraph"/>
    <style:style style:name="P138" style:parent-style-name="Normal" style:list-style-name="LFO11" style:family="paragraph"/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Normal" style:list-style-name="LFO12" style:family="paragraph"/>
    <style:style style:name="P141" style:parent-style-name="Normal" style:list-style-name="LFO12" style:family="paragraph"/>
    <style:style style:name="P142" style:parent-style-name="Normal" style:list-style-name="LFO12" style:family="paragraph"/>
    <style:style style:name="P143" style:parent-style-name="Normal" style:list-style-name="LFO12" style:family="paragraph"/>
    <style:style style:name="P144" style:parent-style-name="Normal" style:list-style-name="LFO12" style:family="paragraph"/>
    <style:style style:name="P145" style:parent-style-name="Normal" style:list-style-name="LFO12" style:family="paragraph"/>
    <style:style style:name="P146" style:parent-style-name="Normal" style:list-style-name="LFO12" style:family="paragraph"/>
    <style:style style:name="P147" style:parent-style-name="Normal" style:list-style-name="LFO12" style:family="paragraph"/>
    <style:style style:name="P148" style:parent-style-name="Normal" style:list-style-name="LFO13" style:family="paragraph"/>
    <style:style style:name="P149" style:parent-style-name="Normal" style:list-style-name="LFO13" style:family="paragraph"/>
    <style:style style:name="P150" style:parent-style-name="Normal" style:list-style-name="LFO13" style:family="paragraph"/>
    <style:style style:name="P151" style:parent-style-name="Normal" style:list-style-name="LFO13" style:family="paragraph"/>
    <style:style style:name="P152" style:parent-style-name="Normal" style:list-style-name="LFO13" style:family="paragraph"/>
    <style:style style:name="P153" style:parent-style-name="Normal" style:list-style-name="LFO13" style:family="paragraph"/>
    <style:style style:name="P154" style:parent-style-name="Normal" style:list-style-name="LFO13" style:family="paragraph"/>
    <style:style style:name="P155" style:parent-style-name="Normal" style:family="paragraph">
      <style:text-properties fo:font-weight="bold" style:font-weight-asian="bold" style:font-weight-complex="bold"/>
    </style:style>
    <style:style style:name="P156" style:parent-style-name="Normal" style:list-style-name="LFO14" style:family="paragraph"/>
    <style:style style:name="P157" style:parent-style-name="Normal" style:list-style-name="LFO14" style:family="paragraph"/>
    <style:style style:name="P158" style:parent-style-name="Normal" style:list-style-name="LFO14" style:family="paragraph"/>
    <style:style style:name="P159" style:parent-style-name="Normal" style:list-style-name="LFO14" style:family="paragraph"/>
    <style:style style:name="P160" style:parent-style-name="Normal" style:list-style-name="LFO14" style:family="paragraph"/>
    <style:style style:name="P161" style:parent-style-name="Normal" style:list-style-name="LFO14" style:family="paragraph"/>
    <style:style style:name="P162" style:parent-style-name="Normal" style:list-style-name="LFO14" style:family="paragraph"/>
    <style:style style:name="P163" style:parent-style-name="Normal" style:list-style-name="LFO14" style:family="paragraph"/>
    <style:style style:name="P164" style:parent-style-name="Normal" style:list-style-name="LFO14" style:family="paragraph"/>
    <style:style style:name="P165" style:parent-style-name="Normal" style:list-style-name="LFO15" style:family="paragraph"/>
    <style:style style:name="P166" style:parent-style-name="Normal" style:list-style-name="LFO15" style:family="paragraph"/>
    <style:style style:name="P167" style:parent-style-name="Normal" style:list-style-name="LFO15" style:family="paragraph"/>
    <style:style style:name="P168" style:parent-style-name="Normal" style:list-style-name="LFO15" style:family="paragraph"/>
    <style:style style:name="P169" style:parent-style-name="Normal" style:list-style-name="LFO15" style:family="paragraph"/>
    <style:style style:name="P170" style:parent-style-name="Normal" style:list-style-name="LFO15" style:family="paragraph"/>
    <style:style style:name="P171" style:parent-style-name="Normal" style:list-style-name="LFO15" style:family="paragraph"/>
    <style:style style:name="P172" style:parent-style-name="Normal" style:family="paragraph">
      <style:text-properties fo:font-weight="bold" style:font-weight-asian="bold" style:font-weight-complex="bold"/>
    </style:style>
    <style:style style:name="P173" style:parent-style-name="Normal" style:list-style-name="LFO16" style:family="paragraph"/>
    <style:style style:name="P174" style:parent-style-name="Normal" style:list-style-name="LFO16" style:family="paragraph"/>
    <style:style style:name="P175" style:parent-style-name="Normal" style:list-style-name="LFO16" style:family="paragraph"/>
    <style:style style:name="P176" style:parent-style-name="Normal" style:list-style-name="LFO16" style:family="paragraph"/>
    <style:style style:name="P177" style:parent-style-name="Normal" style:list-style-name="LFO16" style:family="paragraph"/>
    <style:style style:name="P178" style:parent-style-name="Normal" style:list-style-name="LFO16" style:family="paragraph"/>
    <style:style style:name="P179" style:parent-style-name="Normal" style:list-style-name="LFO17" style:family="paragraph"/>
    <style:style style:name="P180" style:parent-style-name="Normal" style:list-style-name="LFO17" style:family="paragraph"/>
    <style:style style:name="P181" style:parent-style-name="Normal" style:list-style-name="LFO17" style:family="paragraph"/>
    <style:style style:name="P182" style:parent-style-name="Normal" style:list-style-name="LFO17" style:family="paragraph"/>
    <style:style style:name="P183" style:parent-style-name="Normal" style:list-style-name="LFO17" style:family="paragraph"/>
    <style:style style:name="P184" style:parent-style-name="Normal" style:family="paragraph">
      <style:text-properties fo:font-weight="bold" style:font-weight-asian="bold" style:font-weight-complex="bold"/>
    </style:style>
    <style:style style:name="P185" style:parent-style-name="Normal" style:list-style-name="LFO18" style:family="paragraph"/>
    <style:style style:name="P186" style:parent-style-name="Normal" style:list-style-name="LFO18" style:family="paragraph"/>
    <style:style style:name="P187" style:parent-style-name="Normal" style:list-style-name="LFO18" style:family="paragraph"/>
    <style:style style:name="P188" style:parent-style-name="Normal" style:list-style-name="LFO18" style:family="paragraph"/>
    <style:style style:name="P189" style:parent-style-name="Normal" style:list-style-name="LFO18" style:family="paragraph"/>
    <style:style style:name="P190" style:parent-style-name="Normal" style:list-style-name="LFO18" style:family="paragraph"/>
    <style:style style:name="P191" style:parent-style-name="Normal" style:list-style-name="LFO18" style:family="paragraph"/>
    <style:style style:name="P192" style:parent-style-name="Normal" style:list-style-name="LFO18" style:family="paragraph"/>
    <style:style style:name="P193" style:parent-style-name="Normal" style:list-style-name="LFO19" style:family="paragraph"/>
    <style:style style:name="P194" style:parent-style-name="Normal" style:list-style-name="LFO19" style:family="paragraph"/>
    <style:style style:name="P195" style:parent-style-name="Normal" style:list-style-name="LFO19" style:family="paragraph"/>
    <style:style style:name="P196" style:parent-style-name="Normal" style:list-style-name="LFO19" style:family="paragraph"/>
    <style:style style:name="P197" style:parent-style-name="Normal" style:family="paragraph">
      <style:text-properties fo:font-weight="bold" style:font-weight-asian="bold" style:font-weight-complex="bold"/>
    </style:style>
    <style:style style:name="P198" style:parent-style-name="Normal" style:family="paragraph">
      <style:text-properties fo:font-weight="bold" style:font-weight-asian="bold" style:font-weight-complex="bold"/>
    </style:style>
    <style:style style:name="P199" style:parent-style-name="Normal" style:list-style-name="LFO20" style:family="paragraph"/>
    <style:style style:name="P200" style:parent-style-name="Normal" style:list-style-name="LFO20" style:family="paragraph"/>
    <style:style style:name="P201" style:parent-style-name="Normal" style:list-style-name="LFO20" style:family="paragraph"/>
    <style:style style:name="P202" style:parent-style-name="Normal" style:list-style-name="LFO20" style:family="paragraph"/>
    <style:style style:name="P203" style:parent-style-name="Normal" style:family="paragraph">
      <style:text-properties fo:font-weight="bold" style:font-weight-asian="bold" style:font-weight-complex="bold"/>
    </style:style>
    <style:style style:name="P204" style:parent-style-name="Normal" style:list-style-name="LFO21" style:family="paragraph"/>
    <style:style style:name="P205" style:parent-style-name="Normal" style:list-style-name="LFO21" style:family="paragraph"/>
    <style:style style:name="P206" style:parent-style-name="Normal" style:list-style-name="LFO21" style:family="paragraph"/>
    <style:style style:name="P207" style:parent-style-name="Normal" style:list-style-name="LFO21" style:family="paragraph"/>
    <style:style style:name="P208" style:parent-style-name="Normal" style:list-style-name="LFO21" style:family="paragraph"/>
    <style:style style:name="P209" style:parent-style-name="Normal" style:family="paragraph">
      <style:text-properties fo:font-weight="bold" style:font-weight-asian="bold" style:font-weight-complex="bold"/>
    </style:style>
    <style:style style:name="P210" style:parent-style-name="Normal" style:list-style-name="LFO22" style:family="paragraph"/>
    <style:style style:name="P211" style:parent-style-name="Normal" style:list-style-name="LFO22" style:family="paragraph"/>
    <style:style style:name="P212" style:parent-style-name="Normal" style:list-style-name="LFO22" style:family="paragraph"/>
    <style:style style:name="P213" style:parent-style-name="Normal" style:list-style-name="LFO22" style:family="paragraph"/>
    <style:style style:name="P214" style:parent-style-name="Normal" style:family="paragraph">
      <style:text-properties fo:font-weight="bold" style:font-weight-asian="bold" style:font-weight-complex="bold"/>
    </style:style>
    <style:style style:name="P215" style:parent-style-name="Normal" style:list-style-name="LFO23" style:family="paragraph"/>
    <style:style style:name="P216" style:parent-style-name="Normal" style:list-style-name="LFO23" style:family="paragraph"/>
    <style:style style:name="P217" style:parent-style-name="Normal" style:list-style-name="LFO23" style:family="paragraph"/>
    <style:style style:name="P218" style:parent-style-name="Normal" style:list-style-name="LFO23" style:family="paragraph"/>
    <style:style style:name="P219" style:parent-style-name="Normal" style:list-style-name="LFO23" style:family="paragraph"/>
    <style:style style:name="P220" style:parent-style-name="Normal" style:list-style-name="LFO23" style:family="paragraph"/>
    <style:style style:name="P221" style:parent-style-name="Normal" style:list-style-name="LFO23" style:family="paragraph"/>
    <style:style style:name="P222" style:parent-style-name="Normal" style:family="paragraph">
      <style:text-properties fo:font-weight="bold" style:font-weight-asian="bold" style:font-weight-complex="bold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P224" style:parent-style-name="Normal" style:list-style-name="LFO24" style:family="paragraph"/>
    <style:style style:name="P225" style:parent-style-name="Normal" style:list-style-name="LFO24" style:family="paragraph"/>
    <style:style style:name="P226" style:parent-style-name="Normal" style:list-style-name="LFO24" style:family="paragraph"/>
    <style:style style:name="P227" style:parent-style-name="Normal" style:list-style-name="LFO24" style:family="paragraph"/>
    <style:style style:name="P228" style:parent-style-name="Normal" style:list-style-name="LFO24" style:family="paragraph"/>
    <style:style style:name="P229" style:parent-style-name="Normal" style:list-style-name="LFO24" style:family="paragraph"/>
    <style:style style:name="P230" style:parent-style-name="Normal" style:family="paragraph">
      <style:text-properties fo:font-weight="bold" style:font-weight-asian="bold" style:font-weight-complex="bold"/>
    </style:style>
    <style:style style:name="P231" style:parent-style-name="Normal" style:list-style-name="LFO25" style:family="paragraph"/>
    <style:style style:name="P232" style:parent-style-name="Normal" style:list-style-name="LFO25" style:family="paragraph"/>
    <style:style style:name="P233" style:parent-style-name="Normal" style:list-style-name="LFO25" style:family="paragraph"/>
    <style:style style:name="P234" style:parent-style-name="Normal" style:list-style-name="LFO25" style:family="paragraph"/>
    <style:style style:name="P235" style:parent-style-name="Normal" style:family="paragraph">
      <style:text-properties fo:font-weight="bold" style:font-weight-asian="bold" style:font-weight-complex="bold"/>
    </style:style>
    <style:style style:name="P236" style:parent-style-name="Normal" style:list-style-name="LFO26" style:family="paragraph"/>
    <style:style style:name="P237" style:parent-style-name="Normal" style:list-style-name="LFO26" style:family="paragraph"/>
    <style:style style:name="P238" style:parent-style-name="Normal" style:list-style-name="LFO26" style:family="paragraph"/>
    <style:style style:name="P239" style:parent-style-name="Normal" style:list-style-name="LFO26" style:family="paragraph"/>
    <style:style style:name="P240" style:parent-style-name="Normal" style:list-style-name="LFO26" style:family="paragraph"/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27" style:family="paragraph"/>
    <style:style style:name="P243" style:parent-style-name="Normal" style:list-style-name="LFO27" style:family="paragraph"/>
    <style:style style:name="P244" style:parent-style-name="Normal" style:list-style-name="LFO27" style:family="paragraph"/>
    <style:style style:name="P245" style:parent-style-name="Normal" style:list-style-name="LFO27" style:family="paragraph"/>
    <style:style style:name="P246" style:parent-style-name="Normal" style:list-style-name="LFO27" style:family="paragraph"/>
    <style:style style:name="P247" style:parent-style-name="Normal" style:list-style-name="LFO27" style:family="paragraph"/>
    <style:style style:name="P248" style:parent-style-name="Normal" style:list-style-name="LFO27" style:family="paragraph"/>
    <style:style style:name="P249" style:parent-style-name="Normal" style:family="paragraph">
      <style:text-properties fo:font-weight="bold" style:font-weight-asian="bold" style:font-weight-complex="bold"/>
    </style:style>
    <style:style style:name="P250" style:parent-style-name="Normal" style:list-style-name="LFO28" style:family="paragraph"/>
    <style:style style:name="P251" style:parent-style-name="Normal" style:list-style-name="LFO28" style:family="paragraph"/>
    <style:style style:name="P252" style:parent-style-name="Normal" style:list-style-name="LFO28" style:family="paragraph"/>
    <style:style style:name="P253" style:parent-style-name="Normal" style:list-style-name="LFO28" style:family="paragraph"/>
    <style:style style:name="P254" style:parent-style-name="Normal" style:list-style-name="LFO28" style:family="paragraph"/>
    <style:style style:name="P255" style:parent-style-name="Normal" style:list-style-name="LFO28" style:family="paragraph"/>
    <style:style style:name="P256" style:parent-style-name="Normal" style:list-style-name="LFO28" style:family="paragraph"/>
    <style:style style:name="P257" style:parent-style-name="Normal" style:list-style-name="LFO28" style:family="paragraph"/>
    <style:style style:name="P258" style:parent-style-name="Normal" style:family="paragraph">
      <style:text-properties fo:font-weight="bold" style:font-weight-asian="bold" style:font-weight-complex="bold"/>
    </style:style>
    <style:style style:name="P259" style:parent-style-name="Normal" style:list-style-name="LFO29" style:family="paragraph"/>
    <style:style style:name="P260" style:parent-style-name="Normal" style:list-style-name="LFO29" style:family="paragraph"/>
    <style:style style:name="P261" style:parent-style-name="Normal" style:list-style-name="LFO29" style:family="paragraph"/>
    <style:style style:name="P262" style:parent-style-name="Normal" style:list-style-name="LFO29" style:family="paragraph"/>
    <style:style style:name="P263" style:parent-style-name="Normal" style:family="paragraph">
      <style:text-properties fo:font-weight="bold" style:font-weight-asian="bold" style:font-weight-complex="bold"/>
    </style:style>
    <style:style style:name="P264" style:parent-style-name="Normal" style:list-style-name="LFO30" style:family="paragraph"/>
    <style:style style:name="P265" style:parent-style-name="Normal" style:list-style-name="LFO30" style:family="paragraph"/>
    <style:style style:name="P266" style:parent-style-name="Normal" style:list-style-name="LFO30" style:family="paragraph"/>
    <style:style style:name="P267" style:parent-style-name="Normal" style:list-style-name="LFO30" style:family="paragraph"/>
    <style:style style:name="P268" style:parent-style-name="Normal" style:list-style-name="LFO30" style:family="paragraph"/>
    <style:style style:name="P269" style:parent-style-name="Normal" style:list-style-name="LFO31" style:family="paragraph"/>
    <style:style style:name="P270" style:parent-style-name="Normal" style:list-style-name="LFO31" style:family="paragraph"/>
    <style:style style:name="P271" style:parent-style-name="Normal" style:list-style-name="LFO31" style:family="paragraph"/>
    <style:style style:name="P272" style:parent-style-name="Normal" style:list-style-name="LFO31" style:family="paragraph"/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style:vertical-pos="middle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style:vertical-pos="middle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1. Freeze a baseline configuration</text:p>
      <text:p text:style-name="Normal">Pick one initial design point and stop moving the big parameters every day.</text:p>
      <text:p text:style-name="Normal">Freeze, at least for Baseline A:</text:p>
      <text:list text:style-name="LFO1" text:continue-numbering="true">
        <text:list-item>
          <text:p text:style-name="P2">MTOW target<text:s/></text:p>
        </text:list-item>
      </text:list>
      <text:p text:style-name="Normal"><text:span text:style-name="T3">preferred design mass: 13.5–14.5 kg</text:span></text:p>
      <text:p text:style-name="Normal"><text:span text:style-name="T4">absolute upper limit: 15.0 kg</text:span></text:p>
      <text:p text:style-name="P5">payload = 3.0 kg</text:p>
      <text:list text:style-name="LFO1" text:continue-numbering="true">
        <text:list-item>
          <text:p text:style-name="P6">wing area, span, and rough planform</text:p>
        </text:list-item>
      </text:list>
      <text:p text:style-name="Normal"><text:span text:style-name="T7">wing area<text:s/></text:span><draw:frame draw:style-name="a0" text:anchor-type="as-char" svg:x="0in" svg:y="0in" svg:width="0.09167in" svg:height="0.19167in" style:rel-width="scale" style:rel-height="scale"><draw:object xlink:href="Object 1/" xlink:type="simple" xlink:show="embed" xlink:actuate="onLoad"/></draw:frame><text:span text:style-name="T8">= 0.90 m²</text:span></text:p>
      <text:p text:style-name="Normal"><text:span text:style-name="T9">wingspan<text:s/></text:span><draw:frame draw:style-name="a1" text:anchor-type="as-char" svg:x="0in" svg:y="0in" svg:width="0.09167in" svg:height="0.19167in" style:rel-width="scale" style:rel-height="scale"><draw:object xlink:href="Object 2/" xlink:type="simple" xlink:show="embed" xlink:actuate="onLoad"/></draw:frame><text:span text:style-name="T10">= 2.70 m</text:span></text:p>
      <text:p text:style-name="P11">aspect ratio ≈ 8.1</text:p>
      <text:p text:style-name="P12">planform = straight, mildly tapered wing</text:p>
      <text:p text:style-name="P13">taper ratio = about 0.65 to 0.75</text:p>
      <text:p text:style-name="P14">sweep = zero or very small</text:p>
      <text:p text:style-name="P15">dihedral = small, around 2–3° if desired</text:p>
      <text:p text:style-name="P16">root chord ≈ 0.40 m</text:p>
      <text:p text:style-name="P17">tip chord ≈ 0.27 m</text:p>
      <text:p text:style-name="Normal"><text:span text:style-name="T18">MAC roughly in the low 0.33 m range</text:span></text:p>
      <text:list text:style-name="LFO1" text:continue-numbering="true">
        <text:list-item>
          <text:p text:style-name="P19">fuselage length</text:p>
        </text:list-item>
      </text:list>
      <text:p text:style-name="P20">fuselage length = 2.20 m</text:p>
      <text:list text:style-name="LFO1" text:continue-numbering="true">
        <text:list-item>
          <text:p text:style-name="P21">rotor diameter</text:p>
        </text:list-item>
      </text:list>
      <text:p text:style-name="P22">rotor diameter = 22 in<text:s/>- absolute maximum it could go</text:p>
      <text:p text:style-name="P23">All 4 rotors would have the same diameter</text:p>
      <text:list text:style-name="LFO1" text:continue-numbering="true">
        <text:list-item>
          <text:p text:style-name="P24">rotor<text:s/>positions</text:p>
        </text:list-item>
      </text:list>
      <text:p text:style-name="P25">4 tilt rotors total</text:p>
      <text:p text:style-name="P26">2 wing-mounted</text:p>
      <text:p text:style-name="P27">2 aft-mounted, integrated with the V-tail support structure</text:p>
      <text:p text:style-name="P28">all four hubs symmetric about centerline</text:p>
      <text:p text:style-name="P29">CG must remain inside rotor footprint in top view</text:p>
      <text:p text:style-name="P30">Front rotors</text:p>
      <text:list text:style-name="LFO32" text:continue-numbering="true">
        <text:list-item>
          <text:p text:style-name="P31"><text:span text:style-name="T32">x = 0.95 m from nose</text:span></text:p>
        </text:list-item>
        <text:list-item>
          <text:p text:style-name="P33"><text:span text:style-name="T34">y = ±0.80 m from centerline</text:span></text:p>
        </text:list-item>
      </text:list>
      <text:p text:style-name="P35">Rear rotors</text:p>
      <text:list text:style-name="LFO33" text:continue-numbering="true">
        <text:list-item>
          <text:p text:style-name="P36"><text:span text:style-name="T37">x = 1.85 m from nose</text:span></text:p>
        </text:list-item>
        <text:list-item>
          <text:p text:style-name="P38"><text:span text:style-name="T39">y = ±0.55 m from centerline</text:span></text:p>
        </text:list-item>
      </text:list>
      <text:p text:style-name="P40">These are not final CAD coordinates, but they are a very good frozen starting layout.</text:p>
      <text:list text:style-name="LFO1" text:continue-numbering="true">
        <text:list-item>
          <text:p text:style-name="P41">V-tail size and arm</text:p>
        </text:list-item>
      </text:list>
      <text:p text:style-name="P42">V-tail arm = 0.95 m<text:line-break/>measured approximately from wing aerodynamic center to V-tail aerodynamic center</text:p>
      <text:list text:style-name="LFO34" text:continue-numbering="true">
        <text:list-item>
          <text:p text:style-name="P43"><text:span text:style-name="T44">total V-tail projected area = 0.22 to 0.26 m²</text:span></text:p>
        </text:list-item>
        <text:list-item>
          <text:p text:style-name="P45"><text:span text:style-name="T46">use<text:s/></text:span><text:span text:style-name="T47">0.24 m² baseline</text:span></text:p>
        </text:list-item>
        <text:list-item>
          <text:p text:style-name="P48"><text:span text:style-name="T49">two identical tail surfaces</text:span></text:p>
        </text:list-item>
        <text:list-item>
          <text:p text:style-name="P50"><text:span text:style-name="T51">tail angle 45° to horizontal</text:span><text:span text:style-name="T52"><text:s/>as a first assumption</text:span></text:p>
        </text:list-item>
        <text:list-item>
          <text:p text:style-name="P53"><text:span text:style-name="T54">moderate taper</text:span></text:p>
        </text:list-item>
        <text:list-item>
          <text:p text:style-name="P55"><text:span text:style-name="T56">simple straight leading/trailing edges</text:span></text:p>
        </text:list-item>
      </text:list>
      <text:p text:style-name="P57">A practical starting point per surface could be roughly:</text:p>
      <text:list text:style-name="LFO35" text:continue-numbering="true">
        <text:list-item>
          <text:p text:style-name="P58"><text:span text:style-name="T59">surface span along panel ≈ 0.55–0.65 m</text:span></text:p>
        </text:list-item>
        <text:list-item>
          <text:p text:style-name="P60"><text:span text:style-name="T61">mean chord ≈ 0.18–0.22 m</text:span></text:p>
        </text:list-item>
      </text:list>
      <text:list text:style-name="LFO1" text:continue-numbering="true">
        <text:list-item>
          <text:p text:style-name="P62">battery target mass/energy</text:p>
        </text:list-item>
      </text:list>
      <text:p text:style-name="P63">battery mass = 3.0 kg baseline</text:p>
      <text:p text:style-name="P64">installed battery energy =<text:s/>500 Wh baseline</text:p>
      <text:list text:style-name="LFO1" text:continue-numbering="true">
        <text:list-item>
          <text:p text:style-name="P65">payload placeholder mass</text:p>
        </text:list-item>
        <text:list-item>
          <text:p text:style-name="P66">target CG range</text:p>
        </text:list-item>
      </text:list>
      <text:p text:style-name="P67">target nominal CG = 28% MAC</text:p>
      <text:p text:style-name="P68">forward CG limit = 24% MAC</text:p>
      <text:p text:style-name="P69">aft CG limit = 32% MAC</text:p>
      <text:p text:style-name="Normal"><draw:custom-shape svg:x="0in" svg:y="0in" svg:width="45.51042in" svg:height="0.00139in" draw:id="id0" draw:style-name="a2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70">2. Make the first real 3-view layout</text:p>
      <text:p text:style-name="Normal">Now<text:s/>produce a proper top, side, and front view with dimensions.</text:p>
      <text:p text:style-name="Normal">It should show:</text:p>
      <text:list text:style-name="LFO2" text:continue-numbering="true">
        <text:list-item>
          <text:p text:style-name="P71">wing</text:p>
        </text:list-item>
        <text:list-item>
          <text:p text:style-name="P72">fuselage</text:p>
        </text:list-item>
        <text:list-item>
          <text:p text:style-name="P73">V-tail</text:p>
        </text:list-item>
        <text:list-item>
          <text:p text:style-name="P74">four rotor hubs</text:p>
        </text:list-item>
        <text:list-item>
          <text:p text:style-name="P75">full prop disks</text:p>
        </text:list-item>
        <text:list-item>
          <text:p text:style-name="P76">landing gear</text:p>
        </text:list-item>
        <text:list-item>
          <text:p text:style-name="P77">battery volume</text:p>
        </text:list-item>
        <text:list-item>
          <text:p text:style-name="P78">payload volume</text:p>
        </text:list-item>
        <text:list-item>
          <text:p text:style-name="P79">avionics volume</text:p>
        </text:list-item>
        <text:list-item>
          <text:p text:style-name="P80">estimated CG and CG range</text:p>
        </text:list-item>
      </text:list>
      <text:p text:style-name="Normal">This step is where you verify:</text:p>
      <text:list text:style-name="LFO3" text:continue-numbering="true">
        <text:list-item>
          <text:p text:style-name="P81">rear rotors clear the V-tail in all tilt positions</text:p>
        </text:list-item>
        <text:list-item>
          <text:p text:style-name="P82">front rotors clear the wing and fuselage</text:p>
        </text:list-item>
        <text:list-item>
          <text:p text:style-name="P83">CG lies inside the rotor footprint</text:p>
        </text:list-item>
        <text:list-item>
          <text:p text:style-name="P84">landing stance is stable</text:p>
        </text:list-item>
        <text:list-item>
          <text:p text:style-name="P85">boom and nacelle geometry are realistic</text:p>
        </text:list-item>
      </text:list>
      <text:p text:style-name="Normal">For your concept, this is one of the most important next steps.</text:p>
      <text:p text:style-name="Normal"><draw:custom-shape svg:x="0in" svg:y="0in" svg:width="45.51042in" svg:height="0.00139in" draw:id="id1" draw:style-name="a3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86">3. Build a real mass and CG model</text:p>
      <text:p text:style-name="Normal">Your sizing loop used approximate grouped masses. Now turn that into a component-level model.</text:p>
      <text:p text:style-name="Normal">Make a table with:</text:p>
      <text:list text:style-name="LFO4" text:continue-numbering="true">
        <text:list-item>
          <text:p text:style-name="P87">each component name</text:p>
        </text:list-item>
        <text:list-item>
          <text:p text:style-name="P88">mass</text:p>
        </text:list-item>
        <text:list-item>
          <text:p text:style-name="P89">x, y, z position</text:p>
        </text:list-item>
        <text:list-item>
          <text:p text:style-name="P90">moment contributions</text:p>
        </text:list-item>
      </text:list>
      <text:p text:style-name="Normal">Include:</text:p>
      <text:list text:style-name="LFO5" text:continue-numbering="true">
        <text:list-item>
          <text:p text:style-name="P91">wing structure</text:p>
        </text:list-item>
        <text:list-item>
          <text:p text:style-name="P92">fuselage structure</text:p>
        </text:list-item>
        <text:list-item>
          <text:p text:style-name="P93">V-tail<text:s/>structure</text:p>
        </text:list-item>
        <text:list-item>
          <text:p text:style-name="P94">front motors</text:p>
        </text:list-item>
        <text:list-item>
          <text:p text:style-name="P95">rear motors</text:p>
        </text:list-item>
        <text:list-item>
          <text:p text:style-name="P96">front nacelles</text:p>
        </text:list-item>
        <text:list-item>
          <text:p text:style-name="P97">rear nacelles</text:p>
        </text:list-item>
        <text:list-item>
          <text:p text:style-name="P98">tilt actuators</text:p>
        </text:list-item>
        <text:list-item>
          <text:p text:style-name="P99">ESCs</text:p>
        </text:list-item>
        <text:list-item>
          <text:p text:style-name="P100">battery</text:p>
        </text:list-item>
        <text:list-item>
          <text:p text:style-name="P101">payload</text:p>
        </text:list-item>
        <text:list-item>
          <text:p text:style-name="P102">autopilot</text:p>
        </text:list-item>
        <text:list-item>
          <text:p text:style-name="P103">GPS</text:p>
        </text:list-item>
        <text:list-item>
          <text:p text:style-name="P104">telemetry</text:p>
        </text:list-item>
        <text:list-item>
          <text:p text:style-name="P105">wiring</text:p>
        </text:list-item>
        <text:list-item>
          <text:p text:style-name="P106">power distribution</text:p>
        </text:list-item>
        <text:list-item>
          <text:p text:style-name="P107">landing gear</text:p>
        </text:list-item>
        <text:list-item>
          <text:p text:style-name="P108">fasteners/brackets</text:p>
        </text:list-item>
      </text:list>
      <text:p text:style-name="Normal">Then calculate:</text:p>
      <text:list text:style-name="LFO6" text:continue-numbering="true">
        <text:list-item>
          <text:p text:style-name="P109">total mass</text:p>
        </text:list-item>
        <text:list-item>
          <text:p text:style-name="P110">CG location</text:p>
        </text:list-item>
        <text:list-item>
          <text:p text:style-name="P111">forward and aft CG cases</text:p>
        </text:list-item>
      </text:list>
      <text:p text:style-name="Normal">You want to know early whether the aircraft can still balance once real components are placed.</text:p>
      <text:p text:style-name="Normal"><draw:custom-shape svg:x="0in" svg:y="0in" svg:width="45.51042in" svg:height="0.00139in" draw:id="id2" draw:style-name="a4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P112">4. Define the control concept clearly</text:p>
      <text:p text:style-name="Normal">Before detailed CAD, you need to know how the aircraft will actually be controlled.</text:p>
      <text:p text:style-name="Normal">Define for:</text:p>
      <text:p text:style-name="P113">Hover</text:p>
      <text:list text:style-name="LFO7" text:continue-numbering="true">
        <text:list-item>
          <text:p text:style-name="P114">roll control</text:p>
        </text:list-item>
        <text:list-item>
          <text:p text:style-name="P115">pitch<text:s/>control</text:p>
        </text:list-item>
        <text:list-item>
          <text:p text:style-name="P116">yaw control</text:p>
        </text:list-item>
      </text:list>
      <text:p text:style-name="P117">Forward flight</text:p>
      <text:list text:style-name="LFO8" text:continue-numbering="true">
        <text:list-item>
          <text:p text:style-name="P118">roll control</text:p>
        </text:list-item>
        <text:list-item>
          <text:p text:style-name="P119">pitch control</text:p>
        </text:list-item>
        <text:list-item>
          <text:p text:style-name="P120">yaw control</text:p>
        </text:list-item>
      </text:list>
      <text:p text:style-name="P121">Transition</text:p>
      <text:list text:style-name="LFO9" text:continue-numbering="true">
        <text:list-item>
          <text:p text:style-name="P122">when tilt begins</text:p>
        </text:list-item>
        <text:list-item>
          <text:p text:style-name="P123">how tilt is scheduled</text:p>
        </text:list-item>
        <text:list-item>
          <text:p text:style-name="P124">how rotor thrust and control surfaces blend</text:p>
        </text:list-item>
        <text:list-item>
          <text:p text:style-name="P125">what happens if one axis becomes weak during transition</text:p>
        </text:list-item>
      </text:list>
      <text:p text:style-name="Normal">For your aircraft, this is especially important because:</text:p>
      <text:list text:style-name="LFO10" text:continue-numbering="true">
        <text:list-item>
          <text:p text:style-name="P126">you have a wing pair and a tail pair of rotors</text:p>
        </text:list-item>
        <text:list-item>
          <text:p text:style-name="P127">you have a V-tail instead of a conventional tail</text:p>
        </text:list-item>
        <text:list-item>
          <text:p text:style-name="P128">the rear tilt rotors and tail surfaces interact strongly</text:p>
        </text:list-item>
      </text:list>
      <text:p text:style-name="Normal">You do not need the full final control law yet, but you do need a clear<text:s/>control allocation concept.</text:p>
      <text:p text:style-name="Normal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p>
      <text:p text:style-name="P129">5. Choose the avionics and autopilot stack</text:p>
      <text:p text:style-name="Normal">You should decide the prototype flight-control architecture now.</text:p>
      <text:p text:style-name="Normal">That means choosing:</text:p>
      <text:list text:style-name="LFO11" text:continue-numbering="true">
        <text:list-item>
          <text:p text:style-name="P130">autopilot hardware</text:p>
        </text:list-item>
        <text:list-item>
          <text:p text:style-name="P131">IMU / GPS / compass arrangement</text:p>
        </text:list-item>
        <text:list-item>
          <text:p text:style-name="P132">RC link</text:p>
        </text:list-item>
        <text:list-item>
          <text:p text:style-name="P133">telemetry link</text:p>
        </text:list-item>
        <text:list-item>
          <text:p text:style-name="P134">power monitoring</text:p>
        </text:list-item>
        <text:list-item>
          <text:p text:style-name="P135">logging</text:p>
        </text:list-item>
        <text:list-item>
          <text:p text:style-name="P136">airspeed sensing if used</text:p>
        </text:list-item>
        <text:list-item>
          <text:p text:style-name="P137">tilt-servo control integration</text:p>
        </text:list-item>
        <text:list-item>
          <text:p text:style-name="P138">redundancy level for the prototype</text:p>
        </text:list-item>
      </text:list>
      <text:p text:style-name="Normal">A prototype is much easier to develop when the avionics architecture is fixed early.</text:p>
      <text:p text:style-name="Normal"><draw:custom-shape svg:x="0in" svg:y="0in" svg:width="45.51042in" svg:height="0.00139in" draw:id="id4" draw:style-name="a6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P139">6. Design the propulsion system properly</text:p>
      <text:p text:style-name="Normal">Now move from generic thrust numbers to actual candidate hardware.</text:p>
      <text:p text:style-name="Normal">Select candidate:</text:p>
      <text:list text:style-name="LFO12" text:continue-numbering="true">
        <text:list-item>
          <text:p text:style-name="P140">motors</text:p>
        </text:list-item>
        <text:list-item>
          <text:p text:style-name="P141">propellers</text:p>
        </text:list-item>
        <text:list-item>
          <text:p text:style-name="P142">ESCs</text:p>
        </text:list-item>
        <text:list-item>
          <text:p text:style-name="P143">battery voltage</text:p>
        </text:list-item>
        <text:list-item>
          <text:p text:style-name="P144">current limits</text:p>
        </text:list-item>
        <text:list-item>
          <text:p text:style-name="P145">connectors</text:p>
        </text:list-item>
        <text:list-item>
          <text:p text:style-name="P146">wiring gauge</text:p>
        </text:list-item>
        <text:list-item>
          <text:p text:style-name="P147">power distribution method</text:p>
        </text:list-item>
      </text:list>
      <text:p text:style-name="Normal">Check:</text:p>
      <text:list text:style-name="LFO13" text:continue-numbering="true">
        <text:list-item>
          <text:p text:style-name="P148">thrust per rotor</text:p>
        </text:list-item>
        <text:list-item>
          <text:p text:style-name="P149">current per motor</text:p>
        </text:list-item>
        <text:list-item>
          <text:p text:style-name="P150">thermal margins</text:p>
        </text:list-item>
        <text:list-item>
          <text:p text:style-name="P151">hover throttle point</text:p>
        </text:list-item>
        <text:list-item>
          <text:p text:style-name="P152">cruise throttle point</text:p>
        </text:list-item>
        <text:list-item>
          <text:p text:style-name="P153">efficiency region</text:p>
        </text:list-item>
        <text:list-item>
          <text:p text:style-name="P154">expected peak power during transition</text:p>
        </text:list-item>
      </text:list>
      <text:p text:style-name="Normal">You want enough thrust margin that the aircraft is not hovering near full throttle.</text:p>
      <text:p text:style-name="Normal"><draw:custom-shape svg:x="0in" svg:y="0in" svg:width="45.51042in" svg:height="0.00139in" draw:id="id5" draw:style-name="a7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P155">7. Design and de-risk the tilt mechanism</text:p>
      <text:p text:style-name="Normal">This is a major subsystem for your aircraft.</text:p>
      <text:p text:style-name="Normal">Before<text:s/>full-aircraft build, define:</text:p>
      <text:list text:style-name="LFO14" text:continue-numbering="true">
        <text:list-item>
          <text:p text:style-name="P156">pivot location</text:p>
        </text:list-item>
        <text:list-item>
          <text:p text:style-name="P157">bearing arrangement</text:p>
        </text:list-item>
        <text:list-item>
          <text:p text:style-name="P158">actuator type</text:p>
        </text:list-item>
        <text:list-item>
          <text:p text:style-name="P159">actuator torque requirement</text:p>
        </text:list-item>
        <text:list-item>
          <text:p text:style-name="P160">hard stops</text:p>
        </text:list-item>
        <text:list-item>
          <text:p text:style-name="P161">position sensing</text:p>
        </text:list-item>
        <text:list-item>
          <text:p text:style-name="P162">wiring routing through moving parts</text:p>
        </text:list-item>
        <text:list-item>
          <text:p text:style-name="P163">backlash limits</text:p>
        </text:list-item>
        <text:list-item>
          <text:p text:style-name="P164">locking or holding method if needed</text:p>
        </text:list-item>
      </text:list>
      <text:p text:style-name="Normal">Then build at least one<text:s/>representative tilt-mechanism test article.</text:p>
      <text:p text:style-name="Normal">Test:</text:p>
      <text:list text:style-name="LFO15" text:continue-numbering="true">
        <text:list-item>
          <text:p text:style-name="P165">stiffness</text:p>
        </text:list-item>
        <text:list-item>
          <text:p text:style-name="P166">repeatability</text:p>
        </text:list-item>
        <text:list-item>
          <text:p text:style-name="P167">backlash</text:p>
        </text:list-item>
        <text:list-item>
          <text:p text:style-name="P168">actuator speed</text:p>
        </text:list-item>
        <text:list-item>
          <text:p text:style-name="P169">heating</text:p>
        </text:list-item>
        <text:list-item>
          <text:p text:style-name="P170">vibration</text:p>
        </text:list-item>
        <text:list-item>
          <text:p text:style-name="P171">mechanical durability</text:p>
        </text:list-item>
      </text:list>
      <text:p text:style-name="Normal">For your concept, this is one of the smartest things you can do before cutting the full airframe.</text:p>
      <text:p text:style-name="Normal"><draw:custom-shape svg:x="0in" svg:y="0in" svg:width="45.51042in" svg:height="0.00139in" draw:id="id6" draw:style-name="a8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172">8. Define the structural concept before detailed CAD</text:p>
      <text:p text:style-name="Normal">Now decide what carries the loads.</text:p>
      <text:p text:style-name="Normal">You should be able to point to:</text:p>
      <text:list text:style-name="LFO16" text:continue-numbering="true">
        <text:list-item>
          <text:p text:style-name="P173">main wing spar</text:p>
        </text:list-item>
        <text:list-item>
          <text:p text:style-name="P174">fuselage keel or tube frame</text:p>
        </text:list-item>
        <text:list-item>
          <text:p text:style-name="P175">nacelle supports</text:p>
        </text:list-item>
        <text:list-item>
          <text:p text:style-name="P176">rear boom/tail support structure</text:p>
        </text:list-item>
        <text:list-item>
          <text:p text:style-name="P177">landing gear load paths</text:p>
        </text:list-item>
        <text:list-item>
          <text:p text:style-name="P178">V-tail attachment structure</text:p>
        </text:list-item>
      </text:list>
      <text:p text:style-name="Normal">Then<text:s/>ask:</text:p>
      <text:list text:style-name="LFO17" text:continue-numbering="true">
        <text:list-item>
          <text:p text:style-name="P179">how do front rotor loads enter the wing?</text:p>
        </text:list-item>
        <text:list-item>
          <text:p text:style-name="P180">how do rear rotor loads enter the tail boom or aft structure?</text:p>
        </text:list-item>
        <text:list-item>
          <text:p text:style-name="P181">how are hover loads carried?</text:p>
        </text:list-item>
        <text:list-item>
          <text:p text:style-name="P182">how are forward-flight bending and torsion carried?</text:p>
        </text:list-item>
        <text:list-item>
          <text:p text:style-name="P183">where are the high-risk joints?</text:p>
        </text:list-item>
      </text:list>
      <text:p text:style-name="Normal">The rear nacelles are probably one of the most structurally critical parts of your design.</text:p>
      <text:p text:style-name="Normal"><draw:custom-shape svg:x="0in" svg:y="0in" svg:width="45.51042in" svg:height="0.00139in" draw:id="id7" draw:style-name="a9" draw:name="Horizontal Line 8" text:anchor-type="as-char"><svg:title/><svg:desc/><draw:enhanced-geometry draw:type="non-primitive" svg:viewBox="0 0 21600 21600" draw:enhanced-path="M 0 0 L 21600 0 21600 21600 0 21600 Z N"/></draw:custom-shape></text:p>
      <text:p text:style-name="P184">9. Create an initial CAD package</text:p>
      <text:p text:style-name="Normal">Once the layout, CG, propulsion, and structural concept are believable, start the first CAD embodiment.</text:p>
      <text:p text:style-name="Normal">Model:</text:p>
      <text:list text:style-name="LFO18" text:continue-numbering="true">
        <text:list-item>
          <text:p text:style-name="P185">fuselage shell or frame</text:p>
        </text:list-item>
        <text:list-item>
          <text:p text:style-name="P186">wing</text:p>
        </text:list-item>
        <text:list-item>
          <text:p text:style-name="P187">V-tail</text:p>
        </text:list-item>
        <text:list-item>
          <text:p text:style-name="P188">booms</text:p>
        </text:list-item>
        <text:list-item>
          <text:p text:style-name="P189">nacelles</text:p>
        </text:list-item>
        <text:list-item>
          <text:p text:style-name="P190">tilt joints</text:p>
        </text:list-item>
        <text:list-item>
          <text:p text:style-name="P191">landing gear</text:p>
        </text:list-item>
        <text:list-item>
          <text:p text:style-name="P192">internal battery and payload bays</text:p>
        </text:list-item>
      </text:list>
      <text:p text:style-name="Normal">At this stage, CAD is mainly for:</text:p>
      <text:list text:style-name="LFO19" text:continue-numbering="true">
        <text:list-item>
          <text:p text:style-name="P193">packaging</text:p>
        </text:list-item>
        <text:list-item>
          <text:p text:style-name="P194">interference checking</text:p>
        </text:list-item>
        <text:list-item>
          <text:p text:style-name="P195">mount design</text:p>
        </text:list-item>
        <text:list-item>
          <text:p text:style-name="P196">manufacturing planning</text:p>
        </text:list-item>
      </text:list>
      <text:p text:style-name="Normal">Not for over-polishing the shape.</text:p>
      <text:p text:style-name="Normal"><draw:custom-shape svg:x="0in" svg:y="0in" svg:width="45.51042in" svg:height="0.00139in" draw:id="id8" draw:style-name="a10" draw:name="Horizontal Line 9" text:anchor-type="as-char"><svg:title/><svg:desc/><draw:enhanced-geometry draw:type="non-primitive" svg:viewBox="0 0 21600 21600" draw:enhanced-path="M 0 0 L 21600 0 21600 21600 0 21600 Z N"/></draw:custom-shape></text:p>
      <text:p text:style-name="P197">10. Run the first engineering checks</text:p>
      <text:p text:style-name="Normal">Before<text:s/>fabrication, do a first pass of sanity checks:</text:p>
      <text:p text:style-name="P198">Aerodynamic / configuration checks</text:p>
      <text:list text:style-name="LFO20" text:continue-numbering="true">
        <text:list-item>
          <text:p text:style-name="P199">CG vs wing MAC</text:p>
        </text:list-item>
        <text:list-item>
          <text:p text:style-name="P200">tail arm and tail effectiveness</text:p>
        </text:list-item>
        <text:list-item>
          <text:p text:style-name="P201">control surface sizing</text:p>
        </text:list-item>
        <text:list-item>
          <text:p text:style-name="P202">prop/airframe interference</text:p>
        </text:list-item>
      </text:list>
      <text:p text:style-name="P203">Structural checks</text:p>
      <text:list text:style-name="LFO21" text:continue-numbering="true">
        <text:list-item>
          <text:p text:style-name="P204">wing bending estimate</text:p>
        </text:list-item>
        <text:list-item>
          <text:p text:style-name="P205">boom bending estimate</text:p>
        </text:list-item>
        <text:list-item>
          <text:p text:style-name="P206">nacelle mount loads</text:p>
        </text:list-item>
        <text:list-item>
          <text:p text:style-name="P207">landing impact loads</text:p>
        </text:list-item>
        <text:list-item>
          <text:p text:style-name="P208">tail attachment loads</text:p>
        </text:list-item>
      </text:list>
      <text:p text:style-name="P209">Power checks</text:p>
      <text:list text:style-name="LFO22" text:continue-numbering="true">
        <text:list-item>
          <text:p text:style-name="P210">hover power margin</text:p>
        </text:list-item>
        <text:list-item>
          <text:p text:style-name="P211">ESC current margin</text:p>
        </text:list-item>
        <text:list-item>
          <text:p text:style-name="P212">battery C-rate</text:p>
        </text:list-item>
        <text:list-item>
          <text:p text:style-name="P213">cable heating</text:p>
        </text:list-item>
      </text:list>
      <text:p text:style-name="Normal">These can be approximate first-order checks. They do not need to be perfect yet.</text:p>
      <text:p text:style-name="Normal"><draw:custom-shape svg:x="0in" svg:y="0in" svg:width="45.51042in" svg:height="0.00139in" draw:id="id9" draw:style-name="a11" draw:name="Horizontal Line 10" text:anchor-type="as-char"><svg:title/><svg:desc/><draw:enhanced-geometry draw:type="non-primitive" svg:viewBox="0 0 21600 21600" draw:enhanced-path="M 0 0 L 21600 0 21600 21600 0 21600 Z N"/></draw:custom-shape></text:p>
      <text:p text:style-name="P214">11. Plan the prototype around adjustability</text:p>
      <text:p text:style-name="Normal">Your first prototype should be easy to tune, not locked down.</text:p>
      <text:p text:style-name="Normal">Build in adjustment for:</text:p>
      <text:list text:style-name="LFO23" text:continue-numbering="true">
        <text:list-item>
          <text:p text:style-name="P215">battery position</text:p>
        </text:list-item>
        <text:list-item>
          <text:p text:style-name="P216">CG trimming</text:p>
        </text:list-item>
        <text:list-item>
          <text:p text:style-name="P217">nacelle angle calibration</text:p>
        </text:list-item>
        <text:list-item>
          <text:p text:style-name="P218">tail incidence shims if possible</text:p>
        </text:list-item>
        <text:list-item>
          <text:p text:style-name="P219">control surface neutral settings</text:p>
        </text:list-item>
        <text:list-item>
          <text:p text:style-name="P220">removable nacelles</text:p>
        </text:list-item>
        <text:list-item>
          <text:p text:style-name="P221">easy access to<text:s/>avionics and power system</text:p>
        </text:list-item>
      </text:list>
      <text:p text:style-name="Normal">This will make the flight-test phase far easier.</text:p>
      <text:p text:style-name="Normal"><draw:custom-shape svg:x="0in" svg:y="0in" svg:width="45.51042in" svg:height="0.00139in" draw:id="id10" draw:style-name="a12" draw:name="Horizontal Line 11" text:anchor-type="as-char"><svg:title/><svg:desc/><draw:enhanced-geometry draw:type="non-primitive" svg:viewBox="0 0 21600 21600" draw:enhanced-path="M 0 0 L 21600 0 21600 21600 0 21600 Z N"/></draw:custom-shape></text:p>
      <text:p text:style-name="P222">12. Make a ground and bench test plan before manufacturing is complete</text:p>
      <text:p text:style-name="Normal">Do not wait until the aircraft is built to think about testing.</text:p>
      <text:p text:style-name="Normal">Create a test ladder:</text:p>
      <text:p text:style-name="P223">Bench tests</text:p>
      <text:list text:style-name="LFO24" text:continue-numbering="true">
        <text:list-item>
          <text:p text:style-name="P224">motor/prop thrust tests</text:p>
        </text:list-item>
        <text:list-item>
          <text:p text:style-name="P225">ESC and current tests</text:p>
        </text:list-item>
        <text:list-item>
          <text:p text:style-name="P226">battery endurance checks</text:p>
        </text:list-item>
        <text:list-item>
          <text:p text:style-name="P227">tilt actuator tests</text:p>
        </text:list-item>
        <text:list-item>
          <text:p text:style-name="P228">servo/control-surface checks</text:p>
        </text:list-item>
        <text:list-item>
          <text:p text:style-name="P229">telemetry/logging validation</text:p>
        </text:list-item>
      </text:list>
      <text:p text:style-name="P230">Structural ground tests</text:p>
      <text:list text:style-name="LFO25" text:continue-numbering="true">
        <text:list-item>
          <text:p text:style-name="P231">wing static load check</text:p>
        </text:list-item>
        <text:list-item>
          <text:p text:style-name="P232">nacelle stiffness check</text:p>
        </text:list-item>
        <text:list-item>
          <text:p text:style-name="P233">landing gear drop/static check</text:p>
        </text:list-item>
        <text:list-item>
          <text:p text:style-name="P234">tail<text:s/>stiffness check</text:p>
        </text:list-item>
      </text:list>
      <text:p text:style-name="P235">Integrated system tests</text:p>
      <text:list text:style-name="LFO26" text:continue-numbering="true">
        <text:list-item>
          <text:p text:style-name="P236">powered tilt tests</text:p>
        </text:list-item>
        <text:list-item>
          <text:p text:style-name="P237">vibration tests</text:p>
        </text:list-item>
        <text:list-item>
          <text:p text:style-name="P238">restrained thrust tests</text:p>
        </text:list-item>
        <text:list-item>
          <text:p text:style-name="P239">control-direction checks</text:p>
        </text:list-item>
        <text:list-item>
          <text:p text:style-name="P240">failsafe tests</text:p>
        </text:list-item>
      </text:list>
      <text:p text:style-name="P241">Flight expansion</text:p>
      <text:list text:style-name="LFO27" text:continue-numbering="true">
        <text:list-item>
          <text:p text:style-name="P242">restrained hover</text:p>
        </text:list-item>
        <text:list-item>
          <text:p text:style-name="P243">low-altitude hover</text:p>
        </text:list-item>
        <text:list-item>
          <text:p text:style-name="P244">hover translation</text:p>
        </text:list-item>
        <text:list-item>
          <text:p text:style-name="P245">partial tilt</text:p>
        </text:list-item>
        <text:list-item>
          <text:p text:style-name="P246">partial transition</text:p>
        </text:list-item>
        <text:list-item>
          <text:p text:style-name="P247">full<text:s/>forward flight</text:p>
        </text:list-item>
        <text:list-item>
          <text:p text:style-name="P248">full transition</text:p>
        </text:list-item>
      </text:list>
      <text:p text:style-name="Normal">That plan should exist before the airplane is finished.</text:p>
      <text:p text:style-name="Normal"><draw:custom-shape svg:x="0in" svg:y="0in" svg:width="45.51042in" svg:height="0.00139in" draw:id="id11" draw:style-name="a13" draw:name="Horizontal Line 12" text:anchor-type="as-char"><svg:title/><svg:desc/><draw:enhanced-geometry draw:type="non-primitive" svg:viewBox="0 0 21600 21600" draw:enhanced-path="M 0 0 L 21600 0 21600 21600 0 21600 Z N"/></draw:custom-shape></text:p>
      <text:p text:style-name="P249">13. Define safety and failure strategy</text:p>
      <text:p text:style-name="Normal">For an experimental prototype, decide now:</text:p>
      <text:list text:style-name="LFO28" text:continue-numbering="true">
        <text:list-item>
          <text:p text:style-name="P250">kill switch logic</text:p>
        </text:list-item>
        <text:list-item>
          <text:p text:style-name="P251">lost-link behavior</text:p>
        </text:list-item>
        <text:list-item>
          <text:p text:style-name="P252">low-voltage behavior</text:p>
        </text:list-item>
        <text:list-item>
          <text:p text:style-name="P253">tilt actuator failure behavior</text:p>
        </text:list-item>
        <text:list-item>
          <text:p text:style-name="P254">motor failure response philosophy</text:p>
        </text:list-item>
        <text:list-item>
          <text:p text:style-name="P255">preflight checklist</text:p>
        </text:list-item>
        <text:list-item>
          <text:p text:style-name="P256">arming procedure</text:p>
        </text:list-item>
        <text:list-item>
          <text:p text:style-name="P257">test area requirements</text:p>
        </text:list-item>
      </text:list>
      <text:p text:style-name="Normal">This is not paperwork for later. It is part of the design.</text:p>
      <text:p text:style-name="Normal"><draw:custom-shape svg:x="0in" svg:y="0in" svg:width="45.51042in" svg:height="0.00139in" draw:id="id12" draw:style-name="a14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258">14. Manufacture a subscale or subsystem article if needed</text:p>
      <text:p text:style-name="Normal">If any area still feels high-risk, test it separately first.</text:p>
      <text:p text:style-name="Normal">For your aircraft, the best subsystem candidates are:</text:p>
      <text:list text:style-name="LFO29" text:continue-numbering="true">
        <text:list-item>
          <text:p text:style-name="P259">rear tilt nacelle + V-tail interference mockup</text:p>
        </text:list-item>
        <text:list-item>
          <text:p text:style-name="P260">one full tilt mechanism assembly</text:p>
        </text:list-item>
        <text:list-item>
          <text:p text:style-name="P261">one wing/nacelle structural bay</text:p>
        </text:list-item>
        <text:list-item>
          <text:p text:style-name="P262">propulsion bench test stand</text:p>
        </text:list-item>
      </text:list>
      <text:p text:style-name="Normal">A small investment here can<text:s/>prevent a full-airframe redesign later.</text:p>
      <text:p text:style-name="Normal"><draw:custom-shape svg:x="0in" svg:y="0in" svg:width="45.51042in" svg:height="0.00139in" draw:id="id13" draw:style-name="a15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P263">15. Then build Prototype A for learning, not perfection</text:p>
      <text:p text:style-name="Normal">Your first 15 kg aircraft should be optimized for:</text:p>
      <text:list text:style-name="LFO30" text:continue-numbering="true">
        <text:list-item>
          <text:p text:style-name="P264">robustness</text:p>
        </text:list-item>
        <text:list-item>
          <text:p text:style-name="P265">access</text:p>
        </text:list-item>
        <text:list-item>
          <text:p text:style-name="P266">repairability</text:p>
        </text:list-item>
        <text:list-item>
          <text:p text:style-name="P267">data collection</text:p>
        </text:list-item>
        <text:list-item>
          <text:p text:style-name="P268">conservative flying qualities</text:p>
        </text:list-item>
      </text:list>
      <text:p text:style-name="Normal">Not for:</text:p>
      <text:list text:style-name="LFO31" text:continue-numbering="true">
        <text:list-item>
          <text:p text:style-name="P269">minimum drag</text:p>
        </text:list-item>
        <text:list-item>
          <text:p text:style-name="P270">perfect finish</text:p>
        </text:list-item>
        <text:list-item>
          <text:p text:style-name="P271">maximum payload</text:p>
        </text:list-item>
        <text:list-item>
          <text:p text:style-name="P272">production aesthetics</text:p>
        </text:list-item>
      </text:list>
      <text:p text:style-name="Normal">A successful prototype is one that teaches you and survives enough test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olov, Aleksandar</meta:initial-creator>
    <dc:creator>Nikolov, Aleksandar</dc:creator>
    <meta:creation-date>2026-03-15T12:46:00Z</meta:creation-date>
    <dc:date>2026-03-15T16:19:00Z</dc:date>
    <meta:template xlink:href="Normal" xlink:type="simple"/>
    <meta:editing-cycles>3</meta:editing-cycles>
    <meta:editing-duration>PT12600S</meta:editing-duration>
    <meta:user-defined meta:name="MSIP_Label_dad116a5-35f0-4733-81bd-339106ca795f_Enabled">true</meta:user-defined>
    <meta:user-defined meta:name="MSIP_Label_dad116a5-35f0-4733-81bd-339106ca795f_SetDate">2026-03-15T12:52:28Z</meta:user-defined>
    <meta:user-defined meta:name="MSIP_Label_dad116a5-35f0-4733-81bd-339106ca795f_Method">Standard</meta:user-defined>
    <meta:user-defined meta:name="MSIP_Label_dad116a5-35f0-4733-81bd-339106ca795f_Name">Sensata Internal</meta:user-defined>
    <meta:user-defined meta:name="MSIP_Label_dad116a5-35f0-4733-81bd-339106ca795f_SiteId">8fe11266-3a2b-494f-b7ce-92bc201dc2ab</meta:user-defined>
    <meta:user-defined meta:name="MSIP_Label_dad116a5-35f0-4733-81bd-339106ca795f_ActionId">9cb67c57-75b2-4580-ab81-dc0fb65ba272</meta:user-defined>
    <meta:user-defined meta:name="MSIP_Label_dad116a5-35f0-4733-81bd-339106ca795f_ContentBits">0</meta:user-defined>
    <meta:user-defined meta:name="MSIP_Label_dad116a5-35f0-4733-81bd-339106ca795f_Tag">10, 3, 0, 1</meta:user-defined>
    <meta:document-statistic meta:page-count="1" meta:paragraph-count="17" meta:word-count="1303" meta:character-count="8717" meta:row-count="61" meta:non-whitespace-character-count="7431"/>
  </office:meta>
</office:document-meta>
</file>

<file path=Object 1/content.xml><?xml version="1.0" encoding="utf-8"?>
<math xmlns="http://www.w3.org/1998/Math/MathML">
  <mi>S</mi>
</math>
</file>

<file path=Object 2/content.xml><?xml version="1.0" encoding="utf-8"?>
<math xmlns="http://www.w3.org/1998/Math/MathML">
  <mi>b</mi>
</math>
</file>